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5748C0DD65FAEF03.png" manifest:media-type="image/png"/>
  <manifest:file-entry manifest:full-path="Pictures/10000201000000A300000165C99B0E5BC42C1E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76cm" svg:height="1.481cm" svg:x="1.891cm" svg:y="2.82cm">
          <draw:image xlink:href="Pictures/10000201000000A300000165C99B0E5BC42C1E0C.png" xlink:type="simple" xlink:show="embed" xlink:actuate="onLoad">
            <text:p/>
          </draw:image>
        </draw:frame>
        <draw:frame draw:style-name="gr1" draw:text-style-name="P1" draw:layer="layout" svg:width="0.676cm" svg:height="1.481cm" svg:x="2.252cm" svg:y="3.591cm">
          <draw:image xlink:href="Pictures/10000201000000A300000165C99B0E5BC42C1E0C.png" xlink:type="simple" xlink:show="embed" xlink:actuate="onLoad">
            <text:p/>
          </draw:image>
        </draw:frame>
        <draw:frame draw:style-name="gr1" draw:text-style-name="P1" draw:layer="layout" svg:width="0.676cm" svg:height="1.481cm" svg:x="2.613cm" svg:y="4.53cm">
          <draw:image xlink:href="Pictures/10000201000000A300000165C99B0E5BC42C1E0C.png" xlink:type="simple" xlink:show="embed" xlink:actuate="onLoad">
            <text:p/>
          </draw:image>
        </draw:frame>
        <draw:frame draw:style-name="gr1" draw:text-style-name="P1" draw:layer="layout" svg:width="0.676cm" svg:height="1.481cm" svg:x="3.046cm" svg:y="5.252cm">
          <draw:image xlink:href="Pictures/10000201000000A300000165C99B0E5BC42C1E0C.png" xlink:type="simple" xlink:show="embed" xlink:actuate="onLoad">
            <text:p/>
          </draw:image>
        </draw:frame>
        <draw:line draw:style-name="gr2" draw:text-style-name="P2" draw:layer="layout" svg:x1="3.199cm" svg:y1="4.354cm" svg:x2="5.725cm" svg:y2="4.354cm">
          <text:p/>
        </draw:line>
        <draw:frame draw:style-name="gr1" draw:text-style-name="P1" draw:layer="layout" svg:width="0.851cm" svg:height="1.864cm" svg:x="5.86cm" svg:y="3.569cm">
          <draw:image xlink:href="Pictures/10000201000000A300000165C99B0E5BC42C1E0C.png" xlink:type="simple" xlink:show="embed" xlink:actuate="onLoad">
            <text:p/>
          </draw:image>
        </draw:frame>
        <draw:frame draw:style-name="gr3" draw:text-style-name="P1" draw:layer="layout" svg:width="1.071cm" svg:height="1.084cm" svg:x="4.655cm" svg:y="2.166cm">
          <draw:image xlink:href="Pictures/10000201000000EF000000F25748C0DD65FAEF03.png" xlink:type="simple" xlink:show="embed" xlink:actuate="onLoad">
            <text:p text:style-name="P1"/>
          </draw:image>
        </draw:frame>
        <draw:line draw:style-name="gr4" draw:text-style-name="P2" draw:layer="layout" svg:x1="6.013cm" svg:y1="3.536cm" svg:x2="5.604cm" svg:y2="3.1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0:28:26.584687068</meta:creation-date>
    <dc:date>2018-05-13T20:43:55.714412001</dc:date>
    <meta:editing-duration>PT5M19S</meta:editing-duration>
    <meta:editing-cycles>1</meta:editing-cycles>
    <meta:document-statistic meta:object-count="8"/>
    <meta:generator>LibreOffice/6.0.4.1$Linux_X86_64 LibreOffice_project/00m0$Build-1</meta:generator>
  </office:meta>
</office:document-meta>
</file>